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bilità</text:p>
      <text:p text:style-name="P1"/>
      <text:p text:style-name="P1">Area sicura</text:p>
      <text:p text:style-name="P1"/>
      <text:p text:style-name="P2">Per migliorare l'usabilità del sito, si è studiata la struttura delle pagine web in modo tale da visualizzare nell'area sicura di ogni dispositivo che possa accedere al sito le seguenti informazioni:</text:p>
      <text:list xml:id="list7519532153731264172" text:style-name="L1">
        <text:list-item>
          <text:p text:style-name="P3">Il nome del sito scritto nell'intestazione, che risponde alla domanda "Dove sono?" (è stato usato l'acronimo "AC", perché si presume che l'utente conosca il suo significato).</text:p>
        </text:list-item>
        <text:list-item>
          <text:p text:style-name="P3">Il nome delle pagine elencate nella barra di navigazione, che risponde alla domanda "Dove posso andare?".</text:p>
        </text:list-item>
        <text:list-item>
          <text:p text:style-name="P3">Il titolo e le informazioni essenziali del contenuto della pagina, che risponde alla domanda "Di che cosa si tratta?".</text:p>
        </text:list-item>
      </text:list>
      <text:p text:style-name="P2"/>
      <text:p text:style-name="P1">Altri strumenti per l'usabilità</text:p>
      <text:p text:style-name="P1"/>
      <text:p text:style-name="P2">Sempre nell'ottica di migliorare l'usabilità del sito ed evitare frustrazione da parte dell'utente, sono stati implementati i seguenti aiuti alla navigazione:</text:p>
      <text:list xml:id="list7675860576990306563" text:style-name="L2">
        <text:list-item>
          <text:p text:style-name="P4">Rispettando le convenzioni esterne, i link non visitati sono colorati di blu, mentre quelli visitati sono colorati di viola. Insieme alla breadcrumb, questi aiuti permette all'utente di capire che pagina ha visitato e quale no, rispondendo alle domande "Dove posso andare?" e "Come sono arrivato qui?".</text:p>
        </text:list-item>
        <text:list-item>
          <text:p text:style-name="P4">A piè di pagina sono state aggiunte informazioni su chi gestisce il sito, che risponde alla domanda "Da chi è gestita questa pagina?".</text:p>
        </text:list-item>
        <text:list-item>
          <text:p text:style-name="P4">In basso a destra, è stata aggiunta una freccia che, se premuta, porta direttamente all'inizio della pagina.</text:p>
        </text:list-item>
        <text:list-item>
          <text:p text:style-name="P4">Nella pagina Biglietteria, sono stati aggiunti link che portano a siti esterni per permettere all'utente di capire dove acquistare i biglietti se è impossibilitato ad acquistarli dentro il sito.</text:p>
        </text:list-item>
        <text:list-item>
          <text:p text:style-name="P4">Nei dispositivi desktop, la barra di navigazione non ha menù a tendina. Nei dispositivi mobile, la barra di navigazione ha due pulsanti che, se premuti, mostrano due menù a tendina che non generano frustrazione.</text:p>
        </text:list-item>
        <text:list-item>
          <text:p text:style-name="P4">Con una frase di benvenuto, la barra di navigazione comunica se l'utente si è autentica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45S</meta:editing-duration>
    <meta:editing-cycles>3</meta:editing-cycles>
    <meta:generator>OpenOffice/4.1.11$Win32 OpenOffice.org_project/4111m1$Build-9808</meta:generator>
    <dc:date>2022-06-05T16:47:55.92</dc:date>
    <meta:document-statistic meta:table-count="0" meta:image-count="0" meta:object-count="0" meta:page-count="1" meta:paragraph-count="14" meta:word-count="293" meta:character-count="1853"/>
    <dc:creator>Edoardo Retis</dc:creator>
    <meta:user-defined meta:name="Info 1"/>
    <meta:user-defined meta:name="Info 2"/>
    <meta:user-defined meta:name="Info 3"/>
    <meta:user-defined meta:name="Info 4"/>
  </office:meta>
</office:document-meta>
</file>